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andomAccessStreamContent.AbstractRandomAccessStream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StreamContent.readUnsigne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StreamContent.readFully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StreamContent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Fully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StreamContent.skipByte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andomAccessStreamContent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